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, Helvetica"/>
    <style:font-face style:name="Times New Roman" svg:font-family="'Times New Roman', Time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icense Notice:</text:p>
      <text:p text:style-name="Standard">Permission is granted 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, Helvetica"/>
    <style:font-face style:name="Times New Roman" svg:font-family="'Times New Roman', Time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 New Roman"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style:font-size-asian="12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root</meta:initial-creator>
    <meta:creation-date>2008-11-16T16:26:11</meta:creation-date>
    <dc:creator>root</dc:creator>
    <dc:date>2008-11-16T16:26:42</dc:date>
    <meta:editing-cycles>1</meta:editing-cycles>
    <meta:editing-duration>PT3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5" meta:character-count="41"/>
  </office:meta>
</office:document-meta>
</file>